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41.77">
            <text:p>41.77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41.77">
            <text:p>41.77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19">
            <text:p>1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19">
            <text:p>19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9">
            <text:p>2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9">
            <text:p>29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pololu</text:p>
          </table:table-cell>
          <table:table-cell office:value-type="float" office:value="100">
            <text:p>1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7]/[.G7]*[.H7]" office:value-type="float" office:value="1">
            <text:p>1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pololu</text:p>
          </table:table-cell>
          <table:table-cell office:value-type="float" office:value="130">
            <text:p>13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8]/[.G8]*[.H8]" office:value-type="float" office:value="1.3">
            <text:p>1.3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1">
            <text:p>1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socket head 3/16”</text:p>
          </table:table-cell>
          <table:table-cell office:value-type="string">
            <text:p>91251A105</text:p>
          </table:table-cell>
          <table:table-cell office:value-type="string">
            <text:p>mm</text:p>
          </table:table-cell>
          <table:table-cell office:value-type="float" office:value="7.99">
            <text:p>7.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8]/[.G18]*[.H18]" office:value-type="float" office:value="0.3196">
            <text:p>0.32</text:p>
          </table:table-cell>
          <table:table-cell office:value-type="string">
            <text:p>for rubber fe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0" table:formula="of:=[.F19]/[.G19]*[.H19]" office:value-type="float" office:value="4.59">
            <text:p>4.59</text:p>
          </table:table-cell>
          <table:table-cell office:value-type="string">
            <text:p>top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20]/[.G20]*[.H20]" office:value-type="float" office:value="3.42">
            <text:p>3.42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3/8”</text:p>
          </table:table-cell>
          <table:table-cell office:value-type="string">
            <text:p>91375A108</text:p>
          </table:table-cell>
          <table:table-cell office:value-type="string">
            <text:p>mm</text:p>
          </table:table-cell>
          <table:table-cell office:value-type="float" office:value="9.88">
            <text:p>9.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1]/[.G21]*[.H21]" office:value-type="float" office:value="0.5928">
            <text:p>0.59</text:p>
          </table:table-cell>
          <table:table-cell office:value-type="string">
            <text:p>between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1/4”</text:p>
          </table:table-cell>
          <table:table-cell office:value-type="string">
            <text:p>91375A106</text:p>
          </table:table-cell>
          <table:table-cell office:value-type="string">
            <text:p>mm</text:p>
          </table:table-cell>
          <table:table-cell office:value-type="float" office:value="9.43">
            <text:p>9.4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style-name="ce10" table:formula="of:=[.F22]/[.G22]*[.H22]" office:value-type="float" office:value="0.8487">
            <text:p>0.85</text:p>
          </table:table-cell>
          <table:table-cell office:value-type="string">
            <text:p>top 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23]/[.G23]*[.H23]" office:value-type="float" office:value="0.1384">
            <text:p>0.14</text:p>
          </table:table-cell>
          <table:table-cell office:value-type="string">
            <text:p>where no L brack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4]/[.G24]*[.H24]" office:value-type="float" office:value="0.411">
            <text:p>0.41</text:p>
          </table:table-cell>
          <table:table-cell office:value-type="string">
            <text:p>pcb to enclos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3/8”</text:p>
          </table:table-cell>
          <table:table-cell office:value-type="string">
            <text:p>92949A108</text:p>
          </table:table-cell>
          <table:table-cell office:value-type="string">
            <text:p>mm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5]/[.G25]*[.H25]" office:value-type="float" office:value="0.2094">
            <text:p>0.21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8”</text:p>
          </table:table-cell>
          <table:table-cell office:value-type="string">
            <text:p>92949A103</text:p>
          </table:table-cell>
          <table:table-cell office:value-type="string">
            <text:p>mm</text:p>
          </table:table-cell>
          <table:table-cell office:value-type="float" office:value="4.71">
            <text:p>4.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6]/[.G26]*[.H26]" office:value-type="float" office:value="0.0942">
            <text:p>0.09</text:p>
          </table:table-cell>
          <table:table-cell office:value-type="string">
            <text:p>back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0" table:formula="of:=[.F27]/[.G27]*[.H27]" office:value-type="float" office:value="0.0813">
            <text:p>0.08</text:p>
          </table:table-cell>
          <table:table-cell office:value-type="string">
            <text:p>top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8]/[.G28]*[.H28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0]/[.G30]*[.H30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jameco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31]/[.G31]*[.H31]" office:value-type="float" office:value="11">
            <text:p>11.00</text:p>
          </table:table-cell>
          <table:table-cell office:value-type="string">
            <text:p>!! must get quo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F32]/[.G32]*[.H32]" office:value-type="float" office:value="2.39">
            <text:p>2.3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33]/[.G33]*[.H33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4]/[.G34]*[.H34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5]/[.G35]*[.H3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6]/[.G36]*[.H36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8]/[.G38]*[.H38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CY62157EV30LL-45ZXI</text:p>
          </table:table-cell>
          <table:table-cell office:value-type="string">
            <text:p>428-2080-5-ND</text:p>
          </table:table-cell>
          <table:table-cell office:value-type="string">
            <text:p>dk</text:p>
          </table:table-cell>
          <table:table-cell office:value-type="float" office:value="864">
            <text:p>864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8.64">
            <text:p>8.64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table:formula="of:=[.F42]/[.G42]*[.H42]" office:value-type="float" office:value="22.32">
            <text:p>22.32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4]/[.G44]*[.H44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7]/[.G47]*[.H47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8]/[.G48]*[.H48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51]/[.G51]*[.H51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3]/[.G53]*[.H53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4]/[.G54]*[.H54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5]/[.G55]*[.H55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6]/[.G56]*[.H56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 2</text:p>
          </table:table-cell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7]/[.G57]*[.H57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8]/[.G58]*[.H58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9]/[.G59]*[.H59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0]/[.G60]*[.H60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1]/[.G61]*[.H61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2]/[.G62]*[.H62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4]/[.G64]*[.H64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5]/[.G65]*[.H65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6]/[.G66]*[.H66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7]/[.G67]*[.H6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8]/[.G68]*[.H68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71]/[.G71]*[.H71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3]/[.G73]*[.H73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4]/[.G74]*[.H74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5]/[.G75]*[.H75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4">
          <table:table-cell table:number-columns-repeated="5"/>
          <table:table-cell/>
          <table:table-cell table:number-columns-repeated="2" office:value-type="float" office:value="1">
            <text:p>1</text:p>
          </table:table-cell>
          <table:table-cell table:formula="of:=[.F77]/[.G77]*[.H77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8]/[.G78]*[.H78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0]/[.G80]*[.H80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2]/[.G82]*[.H82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5]/[.G85]*[.H85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6]/[.G86]*[.H86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7]/[.G87]*[.H87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8]/[.G88]*[.H88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9]/[.G89]*[.H89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90]/[.G90]*[.H90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T491A475K010AT</text:p>
          </table:table-cell>
          <table:table-cell office:value-type="string">
            <text:p>399-3696-2-ND</text:p>
          </table:table-cell>
          <table:table-cell office:value-type="string">
            <text:p>dk</text:p>
          </table:table-cell>
          <table:table-cell office:value-type="float" office:value="151.2">
            <text:p>151.2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table:formula="of:=[.F97]/[.G97]*[.H97]" office:value-type="float" office:value="0.4536">
            <text:p>0.45</text:p>
          </table:table-cell>
          <table:table-cell office:value-type="string">
            <text:p>cap 4.7u tant 1206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 22</text:p>
          </table:table-cell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98]/[.G98]*[.H98]" office:value-type="float" office:value="2.94372">
            <text:p>2.94</text:p>
          </table:table-cell>
          <table:table-cell office:value-type="string">
            <text:p>cap 10u tant 1206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1A226K010AT</text:p>
          </table:table-cell>
          <table:table-cell office:value-type="string">
            <text:p>399-8280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99]/[.G99]*[.H99]" office:value-type="float" office:value="0.176">
            <text:p>0.18</text:p>
          </table:table-cell>
          <table:table-cell office:value-type="string">
            <text:p>cap 22u tant 1206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1A476M006AT</text:p>
          </table:table-cell>
          <table:table-cell office:value-type="string">
            <text:p>399-3700-1-ND</text:p>
          </table:table-cell>
          <table:table-cell office:value-type="string">
            <text:p>dk</text:p>
          </table:table-cell>
          <table:table-cell office:value-type="float" office:value="334.4">
            <text:p>334.4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100]/[.G100]*[.H100]" office:value-type="float" office:value="0.1672">
            <text:p>0.17</text:p>
          </table:table-cell>
          <table:table-cell office:value-type="string">
            <text:p>cap 47u tant 1206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1A686K006AT</text:p>
          </table:table-cell>
          <table:table-cell office:value-type="string">
            <text:p>399-4698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1]/[.G101]*[.H101]" office:value-type="float" office:value="0.352">
            <text:p>0.35</text:p>
          </table:table-cell>
          <table:table-cell office:value-type="string">
            <text:p>cap 68u tant 1206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AJB107M010RNJ</text:p>
          </table:table-cell>
          <table:table-cell office:value-type="string">
            <text:p>478-5801-2-ND</text:p>
          </table:table-cell>
          <table:table-cell office:value-type="string">
            <text:p>dk</text:p>
          </table:table-cell>
          <table:table-cell office:value-type="float" office:value="770">
            <text:p>770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2]/[.G102]*[.H102]" office:value-type="float" office:value="0.77">
            <text:p>0.77</text:p>
          </table:table-cell>
          <table:table-cell office:value-type="string">
            <text:p>cap 100u tant 1210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5C226K016ZTE350</text:p>
          </table:table-cell>
          <table:table-cell office:value-type="string">
            <text:p>495-1540-2-ND</text:p>
          </table:table-cell>
          <table:table-cell office:value-type="string">
            <text:p>dk</text:p>
          </table:table-cell>
          <table:table-cell office:value-type="float" office:value="210.38">
            <text:p>210.38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F103]/[.G103]*[.H103]" office:value-type="float" office:value="0.280506666666667">
            <text:p>0.28</text:p>
          </table:table-cell>
          <table:table-cell office:value-type="string">
            <text:p>cap 22u tant 6032 (power in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495L107K010ZTE180</text:p>
          </table:table-cell>
          <table:table-cell office:value-type="string">
            <text:p>399-5193-2-ND</text:p>
          </table:table-cell>
          <table:table-cell office:value-type="string">
            <text:p>dk</text:p>
          </table:table-cell>
          <table:table-cell office:value-type="float" office:value="390.6">
            <text:p>390.6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104]/[.G104]*[.H104]" office:value-type="float" office:value="0.7812">
            <text:p>0.78</text:p>
          </table:table-cell>
          <table:table-cell office:value-type="string">
            <text:p>cap 100u tant 7374 (power ou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1608C0G1H080D080AA</text:p>
          </table:table-cell>
          <table:table-cell office:value-type="string">
            <text:p>445-5043-2-ND 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5]/[.G105]*[.H105]" office:value-type="float" office:value="0.0161">
            <text:p>0.02</text:p>
          </table:table-cell>
          <table:table-cell office:value-type="string">
            <text:p>cap 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220J080AA</text:p>
          </table:table-cell>
          <table:table-cell office:value-type="string">
            <text:p>445-1273-2-ND</text:p>
          </table:table-cell>
          <table:table-cell office:value-type="string">
            <text:p>dk</text:p>
          </table:table-cell>
          <table:table-cell office:value-type="float" office:value="23">
            <text:p>23.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6]/[.G106]*[.H106]" office:value-type="float" office:value="0.0115">
            <text:p>0.01</text:p>
          </table:table-cell>
          <table:table-cell office:value-type="string">
            <text:p>cap 22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1608C0G1H101J080AA</text:p>
          </table:table-cell>
          <table:table-cell office:value-type="string">
            <text:p>445-1281-2-ND</text:p>
          </table:table-cell>
          <table:table-cell office:value-type="string">
            <text:p>dk</text:p>
          </table:table-cell>
          <table:table-cell office:value-type="float" office:value="20.24">
            <text:p>20.24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table:formula="of:=[.F107]/[.G107]*[.H107]" office:value-type="float" office:value="0.09108">
            <text:p>0.09</text:p>
          </table:table-cell>
          <table:table-cell office:value-type="string">
            <text:p>cap 10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0603C121J5GACTU</text:p>
          </table:table-cell>
          <table:table-cell office:value-type="string">
            <text:p>399-1062-2-ND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08]/[.G108]*[.H108]" office:value-type="float" office:value="0.0644">
            <text:p>0.06</text:p>
          </table:table-cell>
          <table:table-cell office:value-type="string">
            <text:p>cap 12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C221JB8NNNC</text:p>
          </table:table-cell>
          <table:table-cell office:value-type="string">
            <text:p>1276-1048-2-ND</text:p>
          </table:table-cell>
          <table:table-cell office:value-type="string">
            <text:p>dk</text:p>
          </table:table-cell>
          <table:table-cell office:value-type="float" office:value="27.6">
            <text:p>27.60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09]/[.G109]*[.H109]" office:value-type="float" office:value="0.0345">
            <text:p>0.03</text:p>
          </table:table-cell>
          <table:table-cell office:value-type="string">
            <text:p>cap 22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C331JB8NNNC</text:p>
          </table:table-cell>
          <table:table-cell office:value-type="string">
            <text:p>1276-1073-2-ND</text:p>
          </table:table-cell>
          <table:table-cell office:value-type="string">
            <text:p>dk</text:p>
          </table:table-cell>
          <table:table-cell office:value-type="float" office:value="34.04">
            <text:p>34.04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0]/[.G110]*[.H110]" office:value-type="float" office:value="0.03404">
            <text:p>0.03</text:p>
          </table:table-cell>
          <table:table-cell office:value-type="string">
            <text:p>cap 33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C0603KRX7R9BB391</text:p>
          </table:table-cell>
          <table:table-cell office:value-type="string">
            <text:p>311-1187-2-ND</text:p>
          </table:table-cell>
          <table:table-cell office:value-type="string">
            <text:p>dk</text:p>
          </table:table-cell>
          <table:table-cell office:value-type="float" office:value="34.78">
            <text:p>34.7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1]/[.G111]*[.H111]" office:value-type="float" office:value="0.008695">
            <text:p>0.01</text:p>
          </table:table-cell>
          <table:table-cell office:value-type="string">
            <text:p>cap 39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C471JB8NCNC</text:p>
          </table:table-cell>
          <table:table-cell office:value-type="string">
            <text:p>1276-2302-2-ND</text:p>
          </table:table-cell>
          <table:table-cell office:value-type="string">
            <text:p>dk</text:p>
          </table:table-cell>
          <table:table-cell office:value-type="float" office:value="15.18">
            <text:p>15.1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2]/[.G112]*[.H112]" office:value-type="float" office:value="0.003795">
            <text:p>0.00</text:p>
          </table:table-cell>
          <table:table-cell office:value-type="string">
            <text:p>cap 47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1608X7R1H681K</text:p>
          </table:table-cell>
          <table:table-cell office:value-type="string">
            <text:p>445-5077-2-ND</text:p>
          </table:table-cell>
          <table:table-cell office:value-type="string">
            <text:p>dk</text:p>
          </table:table-cell>
          <table:table-cell office:value-type="float" office:value="23.92">
            <text:p>23.92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3]/[.G113]*[.H113]" office:value-type="float" office:value="0.00598">
            <text:p>0.01</text:p>
          </table:table-cell>
          <table:table-cell office:value-type="string">
            <text:p>cap 680p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102KB8NNNC</text:p>
          </table:table-cell>
          <table:table-cell office:value-type="string">
            <text:p>1276-1018-2-ND</text:p>
          </table:table-cell>
          <table:table-cell office:value-type="string">
            <text:p>dk</text:p>
          </table:table-cell>
          <table:table-cell office:value-type="float" office:value="15.41">
            <text:p>15.41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14]/[.G114]*[.H114]" office:value-type="float" office:value="0.03082">
            <text:p>0.03</text:p>
          </table:table-cell>
          <table:table-cell office:value-type="string">
            <text:p>cap 1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222KB8SFNC</text:p>
          </table:table-cell>
          <table:table-cell office:value-type="string">
            <text:p>1276-19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5]/[.G115]*[.H115]" office:value-type="float" office:value="0.01233">
            <text:p>0.01</text:p>
          </table:table-cell>
          <table:table-cell office:value-type="string">
            <text:p>cap 2.2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272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6]/[.G116]*[.H116]" office:value-type="float" office:value="0.0154125">
            <text:p>0.02</text:p>
          </table:table-cell>
          <table:table-cell office:value-type="string">
            <text:p>Cap 2.7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562KB8SFNC</text:p>
          </table:table-cell>
          <table:table-cell office:value-type="string">
            <text:p>1276-20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7]/[.G117]*[.H117]" office:value-type="float" office:value="0.0030825">
            <text:p>0.00</text:p>
          </table:table-cell>
          <table:table-cell office:value-type="string">
            <text:p>Cap 5.6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L10B333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8.95">
            <text:p>18.95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table:formula="of:=[.F118]/[.G118]*[.H118]" office:value-type="float" office:value="0.0521125">
            <text:p>0.05</text:p>
          </table:table-cell>
          <table:table-cell office:value-type="string">
            <text:p>cap 33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CC0603ZRY5V9BB104</text:p>
          </table:table-cell>
          <table:table-cell office:value-type="string">
            <text:p>311-1343-2-ND</text:p>
          </table:table-cell>
          <table:table-cell office:value-type="string">
            <text:p>dk</text:p>
          </table:table-cell>
          <table:table-cell office:value-type="float" office:value="23.35">
            <text:p>23.35</text:p>
          </table:table-cell>
          <table:table-cell office:value-type="float" office:value="8000">
            <text:p>8000</text:p>
          </table:table-cell>
          <table:table-cell office:value-type="float" office:value="61">
            <text:p>61</text:p>
          </table:table-cell>
          <table:table-cell table:formula="of:=[.F119]/[.G119]*[.H119]" office:value-type="float" office:value="0.17804375">
            <text:p>0.18</text:p>
          </table:table-cell>
          <table:table-cell office:value-type="string">
            <text:p>cap 100n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UMK107BJ105KA-T</text:p>
          </table:table-cell>
          <table:table-cell office:value-type="string">
            <text:p>587-2400-2-ND</text:p>
          </table:table-cell>
          <table:table-cell office:value-type="string">
            <text:p>dk</text:p>
          </table:table-cell>
          <table:table-cell office:value-type="float" office:value="94.6">
            <text:p>94.6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table:formula="of:=[.F120]/[.G120]*[.H120]" office:value-type="float" office:value="0.2838">
            <text:p>0.28</text:p>
          </table:table-cell>
          <table:table-cell office:value-type="string">
            <text:p>cap 1u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21]/[.G121]*[.H12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C0603JR-070RL</text:p>
          </table:table-cell>
          <table:table-cell office:value-type="string">
            <text:p>311-0.0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12">
            <text:p>12</text:p>
          </table:table-cell>
          <table:table-cell table:formula="of:=[.F122]/[.G122]*[.H122]" office:value-type="float" office:value="0.015744">
            <text:p>0.02</text:p>
          </table:table-cell>
          <table:table-cell office:value-type="string">
            <text:p>res 0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22RL</text:p>
          </table:table-cell>
          <table:table-cell office:value-type="string">
            <text:p>311-22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">
            <text:p>3</text:p>
          </table:table-cell>
          <table:table-cell table:formula="of:=[.F123]/[.G123]*[.H123]" office:value-type="float" office:value="0.003936">
            <text:p>0.00</text:p>
          </table:table-cell>
          <table:table-cell office:value-type="string">
            <text:p>Res 22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33RL</text:p>
          </table:table-cell>
          <table:table-cell office:value-type="string">
            <text:p>311-33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24]/[.G124]*[.H124]" office:value-type="float" office:value="0.002624">
            <text:p>0.00</text:p>
          </table:table-cell>
          <table:table-cell office:value-type="string">
            <text:p>Res 33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39RL</text:p>
          </table:table-cell>
          <table:table-cell office:value-type="string">
            <text:p>311-39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25]/[.G125]*[.H125]" office:value-type="float" office:value="0.002624">
            <text:p>0.00</text:p>
          </table:table-cell>
          <table:table-cell office:value-type="string">
            <text:p>Res 39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20RL</text:p>
          </table:table-cell>
          <table:table-cell office:value-type="string">
            <text:p>311-120HRTR-ND 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26]/[.G126]*[.H126]" office:value-type="float" office:value="0.007872">
            <text:p>0.01</text:p>
          </table:table-cell>
          <table:table-cell office:value-type="string">
            <text:p>Res 120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50RL</text:p>
          </table:table-cell>
          <table:table-cell office:value-type="string">
            <text:p>311-15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27]/[.G127]*[.H127]" office:value-type="float" office:value="0.00684">
            <text:p>0.01</text:p>
          </table:table-cell>
          <table:table-cell office:value-type="string">
            <text:p>Res 150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237RL</text:p>
          </table:table-cell>
          <table:table-cell office:value-type="string">
            <text:p>311-237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8]/[.G128]*[.H128]" office:value-type="float" office:value="0.01368">
            <text:p>0.01</text:p>
          </table:table-cell>
          <table:table-cell office:value-type="string">
            <text:p>Res 237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270RL</text:p>
          </table:table-cell>
          <table:table-cell office:value-type="string">
            <text:p>311-270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29]/[.G129]*[.H129]" office:value-type="float" office:value="0.01368">
            <text:p>0.01</text:p>
          </table:table-cell>
          <table:table-cell office:value-type="string">
            <text:p>Res 270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562RL</text:p>
          </table:table-cell>
          <table:table-cell office:value-type="string">
            <text:p>311-562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30]/[.G130]*[.H130]" office:value-type="float" office:value="0.00171">
            <text:p>0.00</text:p>
          </table:table-cell>
          <table:table-cell office:value-type="string">
            <text:p>Res 562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604RL</text:p>
          </table:table-cell>
          <table:table-cell office:value-type="string">
            <text:p>311-604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1]/[.G131]*[.H131]" office:value-type="float" office:value="0.00684">
            <text:p>0.01</text:p>
          </table:table-cell>
          <table:table-cell office:value-type="string">
            <text:p>Res 604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1KL</text:p>
          </table:table-cell>
          <table:table-cell office:value-type="string">
            <text:p>311-1.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2]/[.G132]*[.H132]" office:value-type="float" office:value="0.005248">
            <text:p>0.01</text:p>
          </table:table-cell>
          <table:table-cell office:value-type="string">
            <text:p>Res 1.0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K65L</text:p>
          </table:table-cell>
          <table:table-cell office:value-type="string">
            <text:p>311-1.65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3]/[.G133]*[.H133]" office:value-type="float" office:value="0.00684">
            <text:p>0.01</text:p>
          </table:table-cell>
          <table:table-cell office:value-type="string">
            <text:p>Res 1.65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2K74L</text:p>
          </table:table-cell>
          <table:table-cell office:value-type="string">
            <text:p>311-2.74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34]/[.G134]*[.H134]" office:value-type="float" office:value="0.00684">
            <text:p>0.01</text:p>
          </table:table-cell>
          <table:table-cell office:value-type="string">
            <text:p>Res 2.74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3K32L</text:p>
          </table:table-cell>
          <table:table-cell office:value-type="string">
            <text:p>311-3.32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35]/[.G135]*[.H135]" office:value-type="float" office:value="0.00855">
            <text:p>0.01</text:p>
          </table:table-cell>
          <table:table-cell office:value-type="string">
            <text:p>Res 3.32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4K7L</text:p>
          </table:table-cell>
          <table:table-cell office:value-type="string">
            <text:p>311-4.7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table:formula="of:=[.F136]/[.G136]*[.H136]" office:value-type="float" office:value="0.007872">
            <text:p>0.01</text:p>
          </table:table-cell>
          <table:table-cell office:value-type="string">
            <text:p>Res 4.7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5K49L</text:p>
          </table:table-cell>
          <table:table-cell office:value-type="string">
            <text:p>311-5.4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37]/[.G137]*[.H137]" office:value-type="float" office:value="0.01368">
            <text:p>0.01</text:p>
          </table:table-cell>
          <table:table-cell office:value-type="string">
            <text:p>Res 5.49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5K76L</text:p>
          </table:table-cell>
          <table:table-cell office:value-type="string">
            <text:p>311-5.76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6">
            <text:p>16</text:p>
          </table:table-cell>
          <table:table-cell table:formula="of:=[.F138]/[.G138]*[.H138]" office:value-type="float" office:value="0.02736">
            <text:p>0.03</text:p>
          </table:table-cell>
          <table:table-cell office:value-type="string">
            <text:p>Res 5.76k 0603 !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10KL</text:p>
          </table:table-cell>
          <table:table-cell office:value-type="string">
            <text:p>311-10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32">
            <text:p>32</text:p>
          </table:table-cell>
          <table:table-cell table:formula="of:=[.F139]/[.G139]*[.H139]" office:value-type="float" office:value="0.041984">
            <text:p>0.04</text:p>
          </table:table-cell>
          <table:table-cell office:value-type="string">
            <text:p>res 10k 0603 !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1KL</text:p>
          </table:table-cell>
          <table:table-cell office:value-type="string">
            <text:p>311-11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0]/[.G140]*[.H140]" office:value-type="float" office:value="0.00684">
            <text:p>0.01</text:p>
          </table:table-cell>
          <table:table-cell office:value-type="string">
            <text:p>res 11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3K3L</text:p>
          </table:table-cell>
          <table:table-cell office:value-type="string">
            <text:p>311-13.3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41]/[.G141]*[.H141]" office:value-type="float" office:value="0.00171">
            <text:p>0.00</text:p>
          </table:table-cell>
          <table:table-cell office:value-type="string">
            <text:p>Res 13.3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8KL</text:p>
          </table:table-cell>
          <table:table-cell office:value-type="string">
            <text:p>311-18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42]/[.G142]*[.H142]" office:value-type="float" office:value="0.01368">
            <text:p>0.01</text:p>
          </table:table-cell>
          <table:table-cell office:value-type="string">
            <text:p>res 18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20KL</text:p>
          </table:table-cell>
          <table:table-cell office:value-type="string">
            <text:p>311-20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[.F143]/[.G143]*[.H143]" office:value-type="float" office:value="0.01368">
            <text:p>0.01</text:p>
          </table:table-cell>
          <table:table-cell office:value-type="string">
            <text:p>res 20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47KL</text:p>
          </table:table-cell>
          <table:table-cell office:value-type="string">
            <text:p>311-47.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44]/[.G144]*[.H144]" office:value-type="float" office:value="0.00855">
            <text:p>0.01</text:p>
          </table:table-cell>
          <table:table-cell office:value-type="string">
            <text:p>res 47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49K9L</text:p>
          </table:table-cell>
          <table:table-cell office:value-type="string">
            <text:p>311-49.9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45]/[.G145]*[.H145]" office:value-type="float" office:value="0.00684">
            <text:p>0.01</text:p>
          </table:table-cell>
          <table:table-cell office:value-type="string">
            <text:p>Res 49.9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56KL</text:p>
          </table:table-cell>
          <table:table-cell office:value-type="string">
            <text:p>311-56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table:formula="of:=[.F146]/[.G146]*[.H146]" office:value-type="float" office:value="0.002624">
            <text:p>0.00</text:p>
          </table:table-cell>
          <table:table-cell office:value-type="string">
            <text:p>res 56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JR-0782KL</text:p>
          </table:table-cell>
          <table:table-cell office:value-type="string">
            <text:p>311-82KGRTR-ND</text:p>
          </table:table-cell>
          <table:table-cell office:value-type="string">
            <text:p>dk</text:p>
          </table:table-cell>
          <table:table-cell office:value-type="float" office:value="6.56">
            <text:p>6.56</text:p>
          </table:table-cell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table:formula="of:=[.F147]/[.G147]*[.H147]" office:value-type="float" office:value="0.009184">
            <text:p>0.01</text:p>
          </table:table-cell>
          <table:table-cell office:value-type="string">
            <text:p>res 82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00KL</text:p>
          </table:table-cell>
          <table:table-cell office:value-type="string">
            <text:p>311-10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7">
            <text:p>17</text:p>
          </table:table-cell>
          <table:table-cell table:formula="of:=[.F148]/[.G148]*[.H148]" office:value-type="float" office:value="0.02907">
            <text:p>0.03</text:p>
          </table:table-cell>
          <table:table-cell office:value-type="string">
            <text:p>res 100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118KL</text:p>
          </table:table-cell>
          <table:table-cell office:value-type="string">
            <text:p>311-118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formula="of:=[.F149]/[.G149]*[.H149]" office:value-type="float" office:value="0.00171">
            <text:p>0.00</text:p>
          </table:table-cell>
          <table:table-cell office:value-type="string">
            <text:p>res 118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470KL</text:p>
          </table:table-cell>
          <table:table-cell office:value-type="string">
            <text:p>311-47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[.F150]/[.G150]*[.H150]" office:value-type="float" office:value="0.00855">
            <text:p>0.01</text:p>
          </table:table-cell>
          <table:table-cell office:value-type="string">
            <text:p>res 470k 0603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RC0603FR-07750KL</text:p>
          </table:table-cell>
          <table:table-cell office:value-type="string">
            <text:p>311-750KHRTR-ND</text:p>
          </table:table-cell>
          <table:table-cell office:value-type="string">
            <text:p>dk</text:p>
          </table:table-cell>
          <table:table-cell office:value-type="float" office:value="8.55">
            <text:p>8.55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table:formula="of:=[.F151]/[.G151]*[.H151]" office:value-type="float" office:value="0.00684">
            <text:p>0.01</text:p>
          </table:table-cell>
          <table:table-cell office:value-type="string">
            <text:p>res 750k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52]/[.G152]*[.H15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3]/[.G153]*[.H15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4]/[.G154]*[.H15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5]/[.G155]*[.H15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6]/[.G156]*[.H15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7]/[.G157]*[.H15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8]/[.G158]*[.H15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9]/[.G159]*[.H15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0]/[.G160]*[.H160]" office:value-type="float" office:value="0">
            <text:p>#DIV/0!</text:p>
          </table:table-cell>
          <table:table-cell table:number-columns-repeated="1015"/>
        </table:table-row>
        <table:table-row table:style-name="ro4" table:number-rows-repeated="10484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9/15/2013</text:date>, <text:time>18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9-15T18:09:10</dc:date>
    <dc:creator>brian crabtree</dc:creator>
    <meta:editing-duration>P44DT12H16M20S</meta:editing-duration>
    <meta:editing-cycles>117</meta:editing-cycles>
    <meta:generator>OpenOffice.org/3.3$Unix OpenOffice.org_project/330m20$Build-9567</meta:generator>
    <meta:document-statistic meta:table-count="3" meta:cell-count="1235" meta:object-count="0"/>
    <meta:user-defined meta:name=""/>
  </office:meta>
</office:document-meta>
</file>